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2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18" table:style-name="ce4">
            <text:p>18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0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6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6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7">
            <text:p>1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2" table:style-name="ce7">
            <text:p>22</text:p>
          </table:table-cell>
          <table:table-cell office:value-type="float" office:value="29" table:style-name="ce9">
            <text:p>29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3:04Z</dc:date>
  </office:meta>
</office:document-meta>
</file>